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29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oron Trident R1 Pro</text:p>
          </table:table-cell>
          <table:table-cell/>
          <table:table-cell table:style-name="Default"/>
          <table:table-cell/>
          <table:table-cell table:style-name="Default"/>
          <table:table-cell table:style-name="ce4" office:value-type="string" calcext:value-type="string">
            <text:p>Gesamt:</text:p>
          </table:table-cell>
          <table:table-cell table:style-name="ce3" table:formula="of:=SUM([.E4:.E13])" office:value-type="currency" office:currency="EUR" office:value="834.73" calcext:value-type="currency">
            <text:p>834.73 €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lfd Nr.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ORON Trident R1 Pro CoreXY 3D Printer Kit </text:p>
          </table:table-cell>
          <table:table-cell office:value-type="currency" office:currency="EUR" office:value="616.65" calcext:value-type="currency">
            <text:p>616.65 €</text:p>
          </table:table-cell>
          <table:table-cell office:value-type="float" office:value="1" calcext:value-type="float">
            <text:p>1</text:p>
          </table:table-cell>
          <table:table-cell table:formula="of:=[.D4]*[.C4]" office:value-type="currency" office:currency="EUR" office:value="616.65" calcext:value-type="currency">
            <text:p>616.65 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xtrudr.com/de/de/products/durapro-pa12-cf/" xlink:type="simple">Extrudr DuraPro PA12-CF</text:a></text:p>
          </table:table-cell>
          <table:table-cell office:value-type="currency" office:currency="EUR" office:value="168.58" calcext:value-type="currency">
            <text:p>168.58 €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EUR" office:value="168.58" calcext:value-type="currency">
            <text:p>168.58 €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xtrudr.com/de/de/products/durapro-asa-gf/?variant=UHJvZHVjdFZhcmlhbnQ6NDExNg%3D%3D" xlink:type="simple">Extrudr DuraPro ASA GF rot</text:a></text:p>
          </table:table-cell>
          <table:table-cell office:value-type="currency" office:currency="EUR" office:value="49.5" calcext:value-type="currency">
            <text:p>49.50 €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EUR" office:value="49.5" calcext:value-type="currency">
            <text:p>49.50 €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[.D7]*[.C7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[.D8]*[.C8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[.D9]*[.C9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[.D10]*[.C10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[.D11]*[.C11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[.D12]*[.C12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[.D13]*[.C13]" office:value-type="currency" office:currency="EUR" office:value="0" calcext:value-type="currency">
            <text:p>0.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0129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9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7:46:26.275657100</meta:creation-date>
    <dc:date>2025-11-23T17:54:40.860721700</dc:date>
    <meta:editing-duration>PT8M15S</meta:editing-duration>
    <meta:editing-cycles>1</meta:editing-cycles>
    <meta:document-statistic meta:table-count="1" meta:cell-count="37" meta:object-count="0"/>
    <meta:generator>LibreOffice/25.2.6.2$Windows_X86_64 LibreOffice_project/729c5bfe710f5eb71ed3bbde9e06a6065e9c6c5d</meta:generator>
  </office:meta>
</office:document-meta>
</file>